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f3b" officeooo:paragraph-rsid="00116f3b"/>
    </style:style>
    <style:style style:name="P2" style:family="paragraph" style:parent-style-name="Standard">
      <style:text-properties officeooo:rsid="0012e569" officeooo:paragraph-rsid="0012e569"/>
    </style:style>
    <style:style style:name="P3" style:family="paragraph" style:parent-style-name="Standard">
      <style:text-properties officeooo:rsid="0012e569" officeooo:paragraph-rsid="001489c2"/>
    </style:style>
    <style:style style:name="T1" style:family="text">
      <style:text-properties officeooo:rsid="00148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</text:p>
      <text:p text:style-name="P2"><text:tab/>Today was one of the strangest days of my life, in a good way. <text:s/>It makes you realize that as human beings we aren't all that different. <text:s/>From the amount of <text:s/>people I talked to today, which was somewhere around the number of 15, I realized that everyone is pretty much in the same boat. <text:s/>We are all new to this. <text:s/>We all have nerves. <text:s/>We all are intelligent and capable people. <text:s/>With that realization behind me, the day played out.</text:p>
      <text:p text:style-name="P2"><text:tab/>We began with a pretty simple lecture involving basic ruby. <text:s/>It involved mainly material that had been covered in the preparatory curriculum. <text:s/>There wasn't anything particularly challenging about it, considering we had all seen it before, and most likely had seen it just in preparation itself for the application process of a/A. <text:s/>It was nice however to once again go over the changing of blocks to procs with the use of an '&amp;' passed as a methods arguments.</text:p>
      <text:p text:style-name="P2"><text:tab/>After lecture we proceeded with an assessment that was basic material covered in a combination of lecture and preparatory work. <text:s/>Unfortunately I ended the assessment with one spec not passing. <text:s/>It was to my dismay that thought of a solution 30 seconds before time was called to the assessment, but I didn't have time to implement my solution in my script. <text:s/>Nevertheless the class as a whole pulled out the highest record, so we were told, on the a00 assessment.</text:p>
      <text:p text:style-name="P2"><text:tab/>With the assessment behind us, we found our partners with a bit of confusion. <text:s/>It was an issue with progress tracker re-calculating partners each time someone new signed up. <text:s/>After I found my partner Shiv, we got to work on the days exercises. <text:s/>The first half of the material was monkey-patching different core classes of ruby. <text:s/>At first my partner and I found trouble with the clarity of the assignment. <text:s/>After we sorted through it our TA Eric, we were back on track, and proceeded to knock out the enumerable material fairly quickly. <text:s/>We then moved on to a project called Ghost. <text:s/>The object was for two players to each choose <text:span text:style-name="T1">a letter, trying not to form a final word that was referenced in a dictionary. <text:s/>My partner and I had some disagreement about acute details of the rules, but in the end it didn't matter strictly. <text:s/>We got through most of the Ghost project, not making it entirely to the way of Multi-player, but coming up with a playable game. <text:s/>I am eager to get into the swing of things. <text:s/>I really enjoyed my partner, and he enlightened me to a couple methods that I was unaware of, which I am thankful for.</text:span></text:p>
      <text:p text:style-name="P3"><text:span text:style-name="T1">All in all, it was a really solid first d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9:40:47.946960488</meta:creation-date>
    <dc:date>2015-08-24T20:02:39.831893681</dc:date>
    <meta:editing-duration>PT21M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455" meta:character-count="2518" meta:non-whitespace-character-count="2041"/>
  </office:meta>
</office:document-meta>
</file>